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3in" fo:margin-bottom="1.2in" fo:margin-left="1.5in" fo:margin-right="1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Shanley</meta:initial-creator>
    <meta:creation-date>2021-02-15T15:37:15.446000000</meta:creation-date>
    <dc:date>2021-02-15T16:21:44.539000000</dc:date>
    <dc:creator>Thomas Shanley</dc:creator>
    <meta:editing-duration>PT4M56S</meta:editing-duration>
    <meta:editing-cycles>2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